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enir Next W10 Demi" svg:font-family="'Avenir Next W10 Demi', Georgia"/>
    <style:font-face style:name="Liberation Serif" svg:font-family="'Liberation Serif'" style:font-family-generic="roman" style:font-pitch="variable"/>
    <style:font-face style:name="Menlo-Regular" svg:font-family="Menlo-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606*"/>
    </style:style>
    <style:style style:name="Table1.C" style:family="table-column">
      <style:table-column-properties style:column-width="1.7069in" style:rel-column-width="2458*"/>
    </style:style>
    <style:style style:name="Table1.D" style:family="table-column">
      <style:table-column-properties style:column-width="1.6396in" style:rel-column-width="2361*"/>
    </style:style>
    <style:style style:name="Table1.E" style:family="table-column">
      <style:table-column-properties style:column-width="1.116in" style:rel-column-width="16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Arial" fo:font-size="12pt" style:font-size-asian="12pt" style:font-size-complex="12pt"/>
    </style:style>
    <style:style style:name="P2" style:family="paragraph" style:parent-style-name="Text_20_body">
      <style:paragraph-properties fo:margin-left="0in" fo:margin-right="0in" fo:margin-top="0in" fo:margin-bottom="0.1173in" loext:contextual-spacing="false" fo:line-height="160%" fo:orphans="2" fo:widows="2" fo:text-indent="0in" style:auto-text-indent="false" fo:padding="0in" fo:border="none"/>
    </style:style>
    <style:style style:name="P3" style:family="paragraph" style:parent-style-name="Text_20_body">
      <style:paragraph-properties fo:margin-left="0in" fo:margin-right="0in" fo:margin-top="0in" fo:margin-bottom="0.1173in" loext:contextual-spacing="false" fo:line-height="160%" fo:orphans="2" fo:widows="2" fo:text-indent="0in" style:auto-text-indent="false" fo:padding="0in" fo:border="none"/>
      <style:text-properties officeooo:rsid="0020ebbe" officeooo:paragraph-rsid="0020ebbe"/>
    </style:style>
    <style:style style:name="P4" style:family="paragraph" style:parent-style-name="Text_20_body">
      <style:paragraph-properties fo:margin-left="0in" fo:margin-right="0in" fo:margin-top="0in" fo:margin-bottom="0.1173in" loext:contextual-spacing="false" fo:line-height="160%" fo:orphans="2" fo:widows="2" fo:text-indent="0in" style:auto-text-indent="false" fo:padding="0in" fo:border="none"/>
      <style:text-properties style:font-name="Arial" fo:font-size="12pt" officeooo:rsid="0020ebbe" officeooo:paragraph-rsid="0022692e" style:font-size-asian="12pt" style:font-size-complex="12pt"/>
    </style:style>
    <style:style style:name="P5" style:family="paragraph" style:parent-style-name="Table_20_Contents">
      <style:text-properties style:font-name="Arial" fo:font-size="12pt" style:font-size-asian="12pt" style:font-size-complex="12pt"/>
    </style:style>
    <style:style style:name="P6" style:family="paragraph" style:parent-style-name="Table_20_Contents">
      <style:text-properties style:font-name="Arial" fo:font-size="12pt" officeooo:rsid="00171218" officeooo:paragraph-rsid="00171218" style:font-size-asian="12pt" style:font-size-complex="12pt"/>
    </style:style>
    <style:style style:name="P7" style:family="paragraph" style:parent-style-name="Table_20_Contents">
      <style:text-properties style:font-name="Arial" fo:font-size="12pt" officeooo:rsid="00198666" officeooo:paragraph-rsid="00198666" style:font-size-asian="12pt" style:font-size-complex="12pt"/>
    </style:style>
    <style:style style:name="P8" style:family="paragraph" style:parent-style-name="Table_20_Contents">
      <style:text-properties style:font-name="Arial" fo:font-size="12pt" officeooo:rsid="0019e710" officeooo:paragraph-rsid="0019e710" style:font-size-asian="12pt" style:font-size-complex="12pt"/>
    </style:style>
    <style:style style:name="P9" style:family="paragraph" style:parent-style-name="Table_20_Contents">
      <style:text-properties style:font-name="Arial" fo:font-size="12pt" officeooo:rsid="001be1ec" officeooo:paragraph-rsid="0019e710" style:font-size-asian="12pt" style:font-size-complex="12pt"/>
    </style:style>
    <style:style style:name="P10" style:family="paragraph" style:parent-style-name="Table_20_Contents">
      <style:text-properties style:font-name="Arial" fo:font-size="12pt" officeooo:rsid="001be1ec" officeooo:paragraph-rsid="001be1ec" style:font-size-asian="12pt" style:font-size-complex="12pt"/>
    </style:style>
    <style:style style:name="P11" style:family="paragraph" style:parent-style-name="Table_20_Contents">
      <style:text-properties style:font-name="Arial" fo:font-size="12pt" officeooo:rsid="0020ebbe" officeooo:paragraph-rsid="0020ebbe" style:font-size-asian="12pt" style:font-size-complex="12pt"/>
    </style:style>
    <style:style style:name="P12" style:family="paragraph" style:parent-style-name="Table_20_Contents">
      <style:text-properties style:font-name="Arial" fo:font-size="12pt" officeooo:rsid="0020ebbe" officeooo:paragraph-rsid="0022692e" style:font-size-asian="12pt" style:font-size-complex="12pt"/>
    </style:style>
    <style:style style:name="P13" style:family="paragraph" style:parent-style-name="Standard">
      <style:text-properties officeooo:rsid="0019e710" officeooo:paragraph-rsid="0019e710"/>
    </style:style>
    <style:style style:name="P14" style:family="paragraph" style:parent-style-name="Standard">
      <style:text-properties style:font-name="Arial" fo:font-size="12pt" officeooo:rsid="00171218" officeooo:paragraph-rsid="00171218" style:font-size-asian="12pt" style:font-size-complex="12pt"/>
    </style:style>
    <style:style style:name="P15" style:family="paragraph" style:parent-style-name="Standard">
      <style:text-properties style:font-name="Arial" fo:font-size="12pt" officeooo:rsid="001be1ec" officeooo:paragraph-rsid="001be1ec" style:font-size-asian="12pt" style:font-size-complex="12pt"/>
    </style:style>
    <style:style style:name="P16" style:family="paragraph" style:parent-style-name="Standard">
      <style:text-properties style:font-name="Arial" fo:font-size="12pt" officeooo:rsid="001be1ec" officeooo:paragraph-rsid="00201706" style:font-size-asian="12pt" style:font-size-complex="12pt"/>
    </style:style>
    <style:style style:name="P17" style:family="paragraph" style:parent-style-name="Standard">
      <style:text-properties style:font-name="Arial" fo:font-size="12pt" officeooo:rsid="00198666" officeooo:paragraph-rsid="00198666" style:font-size-asian="12pt" style:font-size-complex="12pt"/>
    </style:style>
    <style:style style:name="P18" style:family="paragraph" style:parent-style-name="Standard">
      <style:text-properties style:font-name="Arial" fo:font-size="12pt" officeooo:rsid="0019e710" officeooo:paragraph-rsid="0019e710" style:font-size-asian="12pt" style:font-size-complex="12pt"/>
    </style:style>
    <style:style style:name="P19" style:family="paragraph" style:parent-style-name="Standard">
      <style:text-properties style:font-name="Arial" fo:font-size="12pt" officeooo:rsid="00201706" officeooo:paragraph-rsid="00201706" style:font-size-asian="12pt" style:font-size-complex="12pt"/>
    </style:style>
    <style:style style:name="P20" style:family="paragraph" style:parent-style-name="Standard">
      <style:text-properties style:font-name="Arial" fo:font-size="12pt" fo:font-weight="bold" officeooo:rsid="001be1ec" officeooo:paragraph-rsid="001be1ec" style:font-size-asian="12pt" style:font-weight-asian="bold" style:font-size-complex="12pt" style:font-weight-complex="bold"/>
    </style:style>
    <style:style style:name="P21" style:family="paragraph" style:parent-style-name="Standard">
      <style:text-properties style:font-name="Arial" fo:font-size="12pt" fo:font-weight="bold" officeooo:rsid="00201706" officeooo:paragraph-rsid="00201706" style:font-size-asian="12pt" style:font-weight-asian="bold" style:font-size-complex="12pt" style:font-weight-complex="bold"/>
    </style:style>
    <style:style style:name="P22" style:family="paragraph" style:parent-style-name="Standard" style:list-style-name="L1">
      <style:text-properties style:font-name="Arial" fo:font-size="12pt" officeooo:rsid="001be1ec" officeooo:paragraph-rsid="00201706" style:font-size-asian="12pt" style:font-size-complex="12pt"/>
    </style:style>
    <style:style style:name="P23" style:family="paragraph" style:parent-style-name="Standard" style:list-style-name="L1">
      <style:text-properties style:font-name="Arial" fo:font-size="12pt" officeooo:rsid="00171218" officeooo:paragraph-rsid="00171218" style:font-size-asian="12pt" style:font-size-complex="12pt"/>
    </style:style>
    <style:style style:name="P24" style:family="paragraph" style:parent-style-name="Standard" style:list-style-name="L2">
      <style:text-properties style:font-name="Arial" fo:font-size="12pt" officeooo:rsid="00171218" officeooo:paragraph-rsid="00171218" style:font-size-asian="12pt" style:font-size-complex="12pt"/>
    </style:style>
    <style:style style:name="P25" style:family="paragraph" style:parent-style-name="Standard">
      <style:text-properties style:font-name="Arial" fo:font-size="12pt" officeooo:rsid="00171218" officeooo:paragraph-rsid="00171218" style:font-size-asian="12pt" style:font-size-complex="12pt"/>
    </style:style>
    <style:style style:name="P26" style:family="paragraph" style:parent-style-name="Standard" style:list-style-name="L2">
      <style:text-properties style:font-name="Arial" fo:font-size="12pt" officeooo:paragraph-rsid="00171218" style:font-size-asian="12pt" style:font-size-complex="12pt"/>
    </style:style>
    <style:style style:name="P27" style:family="paragraph" style:parent-style-name="Standard">
      <style:text-properties style:font-name="Arial" fo:font-size="12pt" officeooo:rsid="002636e5" officeooo:paragraph-rsid="00293bd7" style:font-size-asian="12pt" style:font-size-complex="12pt"/>
    </style:style>
    <style:style style:name="P28" style:family="paragraph" style:parent-style-name="Standard">
      <style:text-properties style:font-name="Arial" fo:font-size="12pt" fo:font-weight="bold" officeooo:rsid="001be1ec" officeooo:paragraph-rsid="002636e5" style:font-size-asian="12pt" style:font-weight-asian="bold" style:font-size-complex="12pt" style:font-weight-complex="bold"/>
    </style:style>
    <style:style style:name="P29" style:family="paragraph" style:parent-style-name="Standard">
      <style:text-properties style:font-name="Arial" fo:font-size="12pt" fo:font-weight="bold" officeooo:rsid="001be1ec" officeooo:paragraph-rsid="00293bd7" style:font-size-asian="12pt" style:font-weight-asian="bold" style:font-size-complex="12pt" style:font-weight-complex="bold"/>
    </style:style>
    <style:style style:name="P30" style:family="paragraph" style:parent-style-name="Standard">
      <style:text-properties style:font-name="Arial" fo:font-size="12pt" fo:font-weight="bold" officeooo:rsid="002636e5" officeooo:paragraph-rsid="002636e5" style:font-size-asian="12pt" style:font-weight-asian="bold" style:font-size-complex="12pt" style:font-weight-complex="bold"/>
    </style:style>
    <style:style style:name="P31" style:family="paragraph" style:parent-style-name="Standard" style:list-style-name="L1">
      <style:text-properties fo:color="#000000" style:font-name="Arial" fo:font-size="12pt" officeooo:paragraph-rsid="001d7181" style:font-size-asian="12pt" style:font-size-complex="12pt"/>
    </style:style>
    <style:style style:name="P32" style:family="paragraph" style:parent-style-name="Standard">
      <style:text-properties officeooo:rsid="00198666" officeooo:paragraph-rsid="00293bd7"/>
    </style:style>
    <style:style style:name="P33" style:family="paragraph" style:parent-style-name="Table_20_Contents">
      <style:text-properties style:font-name="Arial" fo:font-size="12pt" style:font-size-asian="12pt" style:font-size-complex="12pt"/>
    </style:style>
    <style:style style:name="P34" style:family="paragraph" style:parent-style-name="Table_20_Contents">
      <style:text-properties style:font-name="Arial" fo:font-size="12pt" officeooo:rsid="0023b946" officeooo:paragraph-rsid="0023b946" style:font-size-asian="12pt" style:font-size-complex="12pt"/>
    </style:style>
    <style:style style:name="P35" style:family="paragraph" style:parent-style-name="Table_20_Contents">
      <style:text-properties style:font-name="Arial" fo:font-size="12pt" officeooo:rsid="0023b946" officeooo:paragraph-rsid="00257c8b" style:font-size-asian="12pt" style:font-size-complex="12pt"/>
    </style:style>
    <style:style style:name="P36" style:family="paragraph" style:parent-style-name="Table_20_Contents">
      <style:text-properties style:font-name="Arial" fo:font-size="12pt" officeooo:rsid="0020ebbe" officeooo:paragraph-rsid="0022692e" style:font-size-asian="12pt" style:font-size-complex="12pt"/>
    </style:style>
    <style:style style:name="P37" style:family="paragraph" style:parent-style-name="Table_20_Contents">
      <style:text-properties style:font-name="Arial" fo:font-size="12pt" officeooo:rsid="0020ebbe" officeooo:paragraph-rsid="0023b946" style:font-size-asian="12pt" style:font-size-complex="12pt"/>
    </style:style>
    <style:style style:name="P38" style:family="paragraph" style:parent-style-name="Table_20_Contents">
      <style:text-properties style:font-name="Arial" fo:font-size="12pt" officeooo:rsid="0020ebbe" officeooo:paragraph-rsid="00257c8b" style:font-size-asian="12pt" style:font-size-complex="12pt"/>
    </style:style>
    <style:style style:name="P39" style:family="paragraph" style:parent-style-name="Table_20_Contents">
      <style:text-properties style:font-name="Arial" fo:font-size="12pt" officeooo:rsid="0020ebbe" officeooo:paragraph-rsid="0025d4e1" style:font-size-asian="12pt" style:font-size-complex="12pt"/>
    </style:style>
    <style:style style:name="P40" style:family="paragraph" style:parent-style-name="Table_20_Contents">
      <style:text-properties style:font-name="Arial" fo:font-size="12pt" officeooo:rsid="0020ebbe" officeooo:paragraph-rsid="002636e5" style:font-size-asian="12pt" style:font-size-complex="12pt"/>
    </style:style>
    <style:style style:name="P41" style:family="paragraph" style:parent-style-name="Table_20_Contents">
      <style:text-properties style:font-name="Arial" fo:font-size="12pt" officeooo:rsid="00257c8b" officeooo:paragraph-rsid="00257c8b" style:font-size-asian="12pt" style:font-size-complex="12pt"/>
    </style:style>
    <style:style style:name="P42" style:family="paragraph" style:parent-style-name="Table_20_Contents">
      <style:text-properties style:font-name="Arial" fo:font-size="12pt" officeooo:rsid="00257c8b" officeooo:paragraph-rsid="0025d4e1" style:font-size-asian="12pt" style:font-size-complex="12pt"/>
    </style:style>
    <style:style style:name="P43" style:family="paragraph" style:parent-style-name="Table_20_Contents">
      <style:text-properties style:font-name="Arial" fo:font-size="12pt" officeooo:rsid="00198666" officeooo:paragraph-rsid="0025d4e1" style:font-size-asian="12pt" style:font-size-complex="12pt"/>
    </style:style>
    <style:style style:name="P44" style:family="paragraph" style:parent-style-name="Table_20_Contents">
      <style:text-properties style:font-name="Arial" fo:font-size="12pt" officeooo:rsid="0025d4e1" officeooo:paragraph-rsid="0025d4e1" style:font-size-asian="12pt" style:font-size-complex="12pt"/>
    </style:style>
    <style:style style:name="P45" style:family="paragraph" style:parent-style-name="Table_20_Contents">
      <style:text-properties style:font-name="Arial" fo:font-size="12pt" officeooo:rsid="0025d4e1" officeooo:paragraph-rsid="002631dc" style:font-size-asian="12pt" style:font-size-complex="12pt"/>
    </style:style>
    <style:style style:name="P46" style:family="paragraph" style:parent-style-name="Table_20_Contents">
      <style:text-properties style:font-name="Arial" fo:font-size="12pt" officeooo:rsid="0025d4e1" officeooo:paragraph-rsid="002636e5" style:font-size-asian="12pt" style:font-size-complex="12pt"/>
    </style:style>
    <style:style style:name="P47" style:family="paragraph" style:parent-style-name="Table_20_Contents">
      <style:text-properties style:font-name="Arial" fo:font-size="12pt" officeooo:rsid="0025d4e1" officeooo:paragraph-rsid="00279592" style:font-size-asian="12pt" style:font-size-complex="12pt"/>
    </style:style>
    <style:style style:name="P48" style:family="paragraph" style:parent-style-name="Table_20_Contents">
      <style:text-properties style:font-name="Arial" fo:font-size="12pt" officeooo:rsid="002631dc" officeooo:paragraph-rsid="002631dc" style:font-size-asian="12pt" style:font-size-complex="12pt"/>
    </style:style>
    <style:style style:name="P49" style:family="paragraph" style:parent-style-name="Table_20_Contents">
      <style:text-properties style:font-name="Arial" fo:font-size="12pt" officeooo:rsid="002636e5" officeooo:paragraph-rsid="002636e5" style:font-size-asian="12pt" style:font-size-complex="12pt"/>
    </style:style>
    <style:style style:name="P50" style:family="paragraph" style:parent-style-name="Table_20_Contents">
      <style:text-properties style:font-name="Arial" fo:font-size="12pt" officeooo:rsid="0019e710" officeooo:paragraph-rsid="00279592" style:font-size-asian="12pt" style:font-size-complex="12pt"/>
    </style:style>
    <style:style style:name="P51" style:family="paragraph" style:parent-style-name="Table_20_Contents">
      <style:text-properties style:font-name="Arial" fo:font-size="12pt" officeooo:rsid="00279592" officeooo:paragraph-rsid="00279592" style:font-size-asian="12pt" style:font-size-complex="12pt"/>
    </style:style>
    <style:style style:name="P52" style:family="paragraph" style:parent-style-name="Table_20_Contents">
      <style:text-properties officeooo:paragraph-rsid="00257c8b"/>
    </style:style>
    <style:style style:name="P53" style:family="paragraph" style:parent-style-name="Table_20_Contents">
      <style:text-properties officeooo:paragraph-rsid="00279592"/>
    </style:style>
    <style:style style:name="P54" style:family="paragraph" style:parent-style-name="Table_20_Contents">
      <style:paragraph-properties fo:margin-left="0in" fo:margin-right="0in" fo:margin-top="0in" fo:margin-bottom="0.1173in" loext:contextual-spacing="false" fo:line-height="160%" fo:orphans="2" fo:widows="2" fo:text-indent="0in" style:auto-text-indent="false" fo:padding="0in" fo:border="none"/>
      <style:text-properties style:font-name="Arial" fo:font-size="12pt" officeooo:rsid="0025d4e1" officeooo:paragraph-rsid="0025d4e1" style:font-size-asian="12pt" style:font-size-complex="12pt"/>
    </style:style>
    <style:style style:name="P55" style:family="paragraph" style:parent-style-name="Text_20_body">
      <style:paragraph-properties fo:margin-left="0in" fo:margin-right="0in" fo:margin-top="0in" fo:margin-bottom="0.1173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style:font-size-asian="12pt" style:font-size-complex="12pt"/>
    </style:style>
    <style:style style:name="P56" style:family="paragraph" style:parent-style-name="Text_20_body">
      <style:paragraph-properties fo:margin-left="0in" fo:margin-right="0in" fo:margin-top="0in" fo:margin-bottom="0.1173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officeooo:paragraph-rsid="0022692e" style:font-size-asian="12pt" style:font-size-complex="12pt"/>
    </style:style>
    <style:style style:name="P57" style:family="paragraph" style:parent-style-name="Text_20_body">
      <style:paragraph-properties fo:margin-left="0in" fo:margin-right="0in" fo:margin-top="0in" fo:margin-bottom="0.1173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officeooo:paragraph-rsid="002636e5" style:font-size-asian="12pt" style:font-size-complex="12pt"/>
    </style:style>
    <style:style style:name="T1" style:family="text">
      <style:text-properties officeooo:rsid="00171218"/>
    </style:style>
    <style:style style:name="T2" style:family="text">
      <style:text-properties fo:font-weight="bold" style:font-weight-asian="bold" style:font-weight-complex="bold"/>
    </style:style>
    <style:style style:name="T3" style:family="text">
      <style:text-properties fo:font-weight="bold" officeooo:rsid="001d7181" style:font-weight-asian="bold" style:font-weight-complex="bold"/>
    </style:style>
    <style:style style:name="T4" style:family="text">
      <style:text-properties fo:color="#000000" style:font-name="Menlo-Regular" fo:font-size="11pt" style:font-size-asian="11pt"/>
    </style:style>
    <style:style style:name="T5" style:family="text">
      <style:text-properties fo:color="#000000" style:font-name="Menlo-Regular" fo:font-size="11pt" officeooo:rsid="00201706" style:font-size-asian="11pt"/>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Arial" fo:font-size="12pt" fo:letter-spacing="normal" fo:font-style="normal" fo:font-weight="normal" style:font-size-asian="12pt" style:font-size-complex="12pt"/>
    </style:style>
    <style:style style:name="T8" style:family="text">
      <style:text-properties fo:font-variant="normal" fo:text-transform="none" fo:color="#000000" style:font-name="Arial" fo:font-size="12pt" fo:letter-spacing="normal" fo:font-style="normal" fo:font-weight="normal" officeooo:rsid="0020ebbe" style:font-size-asian="12pt" style:font-size-complex="12pt"/>
    </style:style>
    <style:style style:name="T9" style:family="text">
      <style:text-properties officeooo:rsid="0018e701"/>
    </style:style>
    <style:style style:name="T10" style:family="text">
      <style:text-properties officeooo:rsid="0019e710"/>
    </style:style>
    <style:style style:name="T11" style:family="text">
      <style:text-properties officeooo:rsid="001be1ec"/>
    </style:style>
    <style:style style:name="T12" style:family="text">
      <style:text-properties officeooo:rsid="001d7181"/>
    </style:style>
    <style:style style:name="T13" style:family="text">
      <style:text-properties fo:text-transform="capitalize" fo:letter-spacing="normal" fo:font-style="normal" fo:font-weight="bold"/>
    </style:style>
    <style:style style:name="T14" style:family="text">
      <style:text-properties style:font-name="Arial" fo:font-size="12pt" style:font-size-asian="12pt" style:font-size-complex="12pt"/>
    </style:style>
    <style:style style:name="T15" style:family="text">
      <style:text-properties style:font-name="Arial" fo:font-size="12pt" officeooo:rsid="001be1ec" style:font-size-asian="12pt" style:font-size-complex="12pt"/>
    </style:style>
    <style:style style:name="T16" style:family="text">
      <style:text-properties style:font-name="Arial" fo:font-size="12pt" officeooo:rsid="0019e710" style:font-size-asian="12pt" style:font-size-complex="12pt"/>
    </style:style>
    <style:style style:name="T17" style:family="text">
      <style:text-properties style:font-name="Arial" fo:font-size="12pt" officeooo:rsid="00201706" style:font-size-asian="12pt" style:font-size-complex="12pt"/>
    </style:style>
    <style:style style:name="T18" style:family="text">
      <style:text-properties style:font-name="Arial" fo:font-size="12pt" officeooo:rsid="00257c8b" style:font-size-asian="12pt" style:font-size-complex="12pt"/>
    </style:style>
    <style:style style:name="T19" style:family="text">
      <style:text-properties style:font-name="Arial" fo:font-size="12pt" officeooo:rsid="00279592" style:font-size-asian="12pt" style:font-size-complex="12pt"/>
    </style:style>
    <style:style style:name="T20" style:family="text">
      <style:text-properties officeooo:rsid="00201706"/>
    </style:style>
    <style:style style:name="T21" style:family="text">
      <style:text-properties officeooo:rsid="0020ebbe"/>
    </style:style>
    <style:style style:name="T22" style:family="text">
      <style:text-properties officeooo:rsid="0022692e"/>
    </style:style>
    <style:style style:name="T23" style:family="text">
      <style:text-properties officeooo:rsid="0023b946"/>
    </style:style>
    <style:style style:name="T24" style:family="text">
      <style:text-properties officeooo:rsid="00257c8b"/>
    </style:style>
    <style:style style:name="T25" style:family="text">
      <style:text-properties officeooo:rsid="0025d4e1"/>
    </style:style>
    <style:style style:name="T26" style:family="text">
      <style:text-properties officeooo:rsid="002631dc"/>
    </style:style>
    <style:style style:name="T27" style:family="text">
      <style:text-properties officeooo:rsid="002636e5"/>
    </style:style>
    <style:style style:name="T28" style:family="text">
      <style:text-properties officeooo:rsid="00279592"/>
    </style:style>
    <style:style style:name="T29" style:family="text">
      <style:text-properties fo:text-transform="uppercase" fo:color="#8cd3ef" style:font-name="Avenir Next W10 Demi" fo:font-size="7.30000019073486pt" fo:letter-spacing="0.0075in" fo:font-weight="normal"/>
    </style:style>
    <style:style style:name="T30" style:family="text">
      <style:text-properties officeooo:rsid="00279592" style:font-size-asian="12pt" style:font-size-complex="12pt"/>
    </style:style>
    <style:style style:name="T31" style:family="text">
      <style:text-properties officeooo:rsid="00293bd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3">Main </text:span><text:span text:style-name="T2">Test </text:span><text:span text:style-name="T3">C</text:span><text:span text:style-name="T2">ases</text:span> </text:p>
      <text:p text:style-name="P14"/>
      <text:p text:style-name="P14"/>
      <table:table table:name="Table1" table:style-name="Table1">
        <table:table-column table:style-name="Table1.A" table:number-columns-repeated="2"/>
        <table:table-column table:style-name="Table1.C"/>
        <table:table-column table:style-name="Table1.D"/>
        <table:table-column table:style-name="Table1.E"/>
        <table:table-row>
          <table:table-cell table:style-name="Table1.A1" office:value-type="string">
            <text:p text:style-name="P6">Test case</text:p>
          </table:table-cell>
          <table:table-cell table:style-name="Table1.A1" office:value-type="string">
            <text:p text:style-name="P6">Test case description</text:p>
          </table:table-cell>
          <table:table-cell table:style-name="Table1.A1" office:value-type="string">
            <text:p text:style-name="P6">Precondition</text:p>
          </table:table-cell>
          <table:table-cell table:style-name="Table1.A1" office:value-type="string">
            <text:p text:style-name="P6">Test steps</text:p>
          </table:table-cell>
          <table:table-cell table:style-name="Table1.E1" office:value-type="string">
            <text:p text:style-name="P11">Expected result</text:p>
          </table:table-cell>
        </table:table-row>
        <table:table-row>
          <table:table-cell table:style-name="Table1.A2" office:value-type="string">
            <text:p text:style-name="P54"><text:span text:style-name="T8">Login functionality – </text:span><text:span text:style-name="T6">happy</text:span><text:span text:style-name="T8"> path</text:span></text:p>
          </table:table-cell>
          <table:table-cell table:style-name="Table1.A2" office:value-type="string">
            <text:p text:style-name="P2"><text:span text:style-name="T7">A</text:span><text:span text:style-name="T8">n already </text:span><text:span text:style-name="T7">registered user should be able to successfully </text:span></text:p>
            <text:p text:style-name="P1"><text:line-break/></text:p>
          </table:table-cell>
          <table:table-cell table:style-name="Table1.A2" office:value-type="string">
            <text:p text:style-name="P55">the user must already be registered with an email address and password</text:p>
            <text:p text:style-name="P1"><text:line-break/></text:p>
          </table:table-cell>
          <table:table-cell table:style-name="Table1.A2" office:value-type="string">
            <text:p text:style-name="P11">1.Navigate to <text:a xlink:type="simple" xlink:href="https://www.dnvgl.com/" text:style-name="Internet_20_link" text:visited-style-name="Visited_20_Internet_20_Link">https://www.dnvgl.com/</text:a></text:p>
            <text:p text:style-name="P11"/>
            <text:p text:style-name="P11">2.Click on Sign In button </text:p>
            <text:p text:style-name="P11"/>
            <text:p text:style-name="P11">3.Fill in already registered email</text:p>
            <text:p text:style-name="P11"/>
            <text:p text:style-name="P11">4.Fill in correct password</text:p>
            <text:p text:style-name="P11"/>
            <text:p text:style-name="P11">5.Click Log In button</text:p>
          </table:table-cell>
          <table:table-cell table:style-name="Table1.E2" office:value-type="string">
            <text:p text:style-name="P11">User can successfully login</text:p>
          </table:table-cell>
        </table:table-row>
        <table:table-row>
          <table:table-cell table:style-name="Table1.A2" office:value-type="string">
            <text:p text:style-name="P54">Login functionality – negative path</text:p>
          </table:table-cell>
          <table:table-cell table:style-name="Table1.A2" office:value-type="string">
            <text:p text:style-name="P3">An already registered user which is filling in a wrong password can not successfully <text:s/>log in <text:s/></text:p>
          </table:table-cell>
          <table:table-cell table:style-name="Table1.A2" office:value-type="string">
            <text:p text:style-name="P2"/>
          </table:table-cell>
          <table:table-cell table:style-name="Table1.A2" office:value-type="string">
            <text:p text:style-name="P11">1.Navigate to <text:a xlink:type="simple" xlink:href="https://www.dnvgl.com/" text:style-name="Internet_20_link" text:visited-style-name="Visited_20_Internet_20_Link">https://www.dnvgl.com/</text:a></text:p>
            <text:p text:style-name="P11"/>
            <text:p text:style-name="P11">2.Click on Sign In button </text:p>
            <text:p text:style-name="P11"/>
            <text:p text:style-name="P11">3.Fill in already registered email</text:p>
            <text:p text:style-name="P11"/>
            <text:p text:style-name="P11">4.Fill in wrong password</text:p>
            <text:p text:style-name="P11"/>
            <text:p text:style-name="P11">5.Click Log In button</text:p>
          </table:table-cell>
          <table:table-cell table:style-name="Table1.E2" office:value-type="string">
            <text:p text:style-name="P11">User can not successfully login</text:p>
          </table:table-cell>
        </table:table-row>
        <table:table-row>
          <table:table-cell table:style-name="Table1.A2" office:value-type="string">
            <text:p text:style-name="P44">Login functionality – negative path</text:p>
          </table:table-cell>
          <table:table-cell table:style-name="Table1.A2" office:value-type="string">
            <text:p text:style-name="P3">User which is not registered yet can not successfully log in </text:p>
          </table:table-cell>
          <table:table-cell table:style-name="Table1.A2" office:value-type="string">
            <text:p text:style-name="P5"/>
          </table:table-cell>
          <table:table-cell table:style-name="Table1.A2" office:value-type="string">
            <text:p text:style-name="P11">1.Navigate to <text:a xlink:type="simple" xlink:href="https://www.dnvgl.com/" text:style-name="Internet_20_link" text:visited-style-name="Visited_20_Internet_20_Link">https://www.dnvgl.com/</text:a></text:p>
            <text:p text:style-name="P11"/>
            <text:p text:style-name="P11">2.Click on Sign In button </text:p>
            <text:p text:style-name="P11"/>
            <text:p text:style-name="P11">3.Fill in email <text:span text:style-name="T22">which has not been registered before</text:span></text:p>
            <text:p text:style-name="P11"/>
            <text:p text:style-name="P11">4.Fill in <text:span text:style-name="T22">a</text:span> password</text:p>
            <text:p text:style-name="P11"/>
            <text:p text:style-name="P11">5.Click Log In button</text:p>
          </table:table-cell>
          <table:table-cell table:style-name="Table1.E2" office:value-type="string">
            <text:p text:style-name="P12">User can not successfully login</text:p>
          </table:table-cell>
        </table:table-row>
        <table:table-row>
          <table:table-cell table:style-name="Table1.A2" office:value-type="string">
            <text:p text:style-name="P43"><text:span text:style-name="T22">Sign In functionality <text:s/>- <text:s/>happy path</text:span></text:p>
            <text:p text:style-name="P7"><text:soft-page-break/></text:p>
          </table:table-cell>
          <table:table-cell table:style-name="Table1.A2" office:value-type="string">
            <text:p text:style-name="P4">User which is not registered <text:soft-page-break/>yet can <text:span text:style-name="T22">sign up</text:span></text:p>
          </table:table-cell>
          <table:table-cell table:style-name="Table1.A2" office:value-type="string">
            <text:p text:style-name="P5"/>
          </table:table-cell>
          <table:table-cell table:style-name="Table1.A2" office:value-type="string">
            <text:p text:style-name="P12">1.Navigate to <text:a xlink:type="simple" xlink:href="https://www.dnvgl.com/" text:style-name="Internet_20_link" text:visited-style-name="Visited_20_Internet_20_Link">https://www.dnvgl.com/</text:a></text:p>
            <text:p text:style-name="P12"><text:soft-page-break/></text:p>
            <text:p text:style-name="P41">2. Click on Sign In button</text:p>
            <text:p text:style-name="P41"/>
            <text:p text:style-name="P12"><text:span text:style-name="T24">3</text:span>.Click on <text:span text:style-name="T22">Register now</text:span> button </text:p>
            <text:p text:style-name="P12"/>
            <text:p text:style-name="P12"><text:span text:style-name="T24">4</text:span>.Fill in <text:span text:style-name="T22">correctly all the mandatory fields</text:span></text:p>
            <text:p text:style-name="P12"/>
            <text:p text:style-name="P12"><text:span text:style-name="T24">5</text:span>.<text:span text:style-name="T22">Check in ‘I agree to the terms of use and privacy statement’</text:span></text:p>
            <text:p text:style-name="P12"/>
            <text:p text:style-name="P12"><text:span text:style-name="T24">6</text:span>.Click <text:span text:style-name="T22">Register</text:span> button</text:p>
          </table:table-cell>
          <table:table-cell table:style-name="Table1.E2" office:value-type="string">
            <text:p text:style-name="P5"/>
          </table:table-cell>
        </table:table-row>
        <table:table-row>
          <table:table-cell table:style-name="Table1.A2" office:value-type="string">
            <text:p text:style-name="P44">Sign in functionality – negative path</text:p>
          </table:table-cell>
          <table:table-cell table:style-name="Table1.A2" office:value-type="string">
            <text:p text:style-name="P4">User which is <text:s/><text:span text:style-name="T23">already </text:span>registered <text:span text:style-name="T22">can not sign up</text:span></text:p>
          </table:table-cell>
          <table:table-cell table:style-name="Table1.A2" office:value-type="string">
            <text:p text:style-name="P56">the user must already be registered with an email address and password</text:p>
          </table:table-cell>
          <table:table-cell table:style-name="Table1.A2" office:value-type="string">
            <text:p text:style-name="P12">1.Navigate to <text:a xlink:type="simple" xlink:href="https://www.dnvgl.com/" text:style-name="Internet_20_link" text:visited-style-name="Visited_20_Internet_20_Link">https://www.dnvgl.com/</text:a></text:p>
            <text:p text:style-name="P12"/>
            <text:p text:style-name="P12"><text:span text:style-name="T24">2</text:span>.Click on <text:span text:style-name="T24">Sign In</text:span> button </text:p>
            <text:p text:style-name="P12"/>
            <text:p text:style-name="P38"><text:span text:style-name="T24">3</text:span>.Click on <text:span text:style-name="T22">Register now</text:span> button </text:p>
            <text:p text:style-name="P38"/>
            <text:p text:style-name="P52"><text:span text:style-name="T18">4.Fill in all mandatory field – fill in Email Address with an already registered email</text:span></text:p>
            <text:p text:style-name="P52"><text:span text:style-name="T18"/></text:p>
            <text:p text:style-name="P38"><text:span text:style-name="T24">5</text:span>.<text:span text:style-name="T22">Check in ‘I agree to the terms of use and privacy statement’</text:span></text:p>
            <text:p text:style-name="P38"/>
            <text:p text:style-name="P38"><text:span text:style-name="T24">6</text:span>.Click <text:span text:style-name="T22">Register</text:span> button</text:p>
          </table:table-cell>
          <table:table-cell table:style-name="Table1.E2" office:value-type="string">
            <text:p text:style-name="P5"/>
          </table:table-cell>
        </table:table-row>
        <table:table-row>
          <table:table-cell table:style-name="Table1.A2" office:value-type="string">
            <text:p text:style-name="P44">Recover password functionality – happy path</text:p>
          </table:table-cell>
          <table:table-cell table:style-name="Table1.A2" office:value-type="string">
            <text:p text:style-name="P34">User which is already registered can successfully recover its password</text:p>
          </table:table-cell>
          <table:table-cell table:style-name="Table1.A2" office:value-type="string">
            <text:p text:style-name="P41">the user which requests recover of password has to be already registered in the database</text:p>
          </table:table-cell>
          <table:table-cell table:style-name="Table1.A2" office:value-type="string">
            <text:p text:style-name="P37">1.Navigate to <text:a xlink:type="simple" xlink:href="https://www.dnvgl.com/" text:style-name="Internet_20_link" text:visited-style-name="Visited_20_Internet_20_Link">https://www.dnvgl.com/</text:a></text:p>
            <text:p text:style-name="P37"/>
            <text:p text:style-name="P38"><text:span text:style-name="T24">2</text:span>.Click on <text:span text:style-name="T24">Sign In</text:span> button</text:p>
            <text:p text:style-name="P38"/>
            <text:p text:style-name="P41">3.Click link ‘I forgot my password’</text:p>
            <text:p text:style-name="P41"/>
            <text:p text:style-name="P41">4.Fill in username or <text:soft-page-break/>email</text:p>
            <text:p text:style-name="P41"/>
            <text:p text:style-name="P41">5.Click Submit</text:p>
            <text:p text:style-name="P41">7.Click on the link received in the personal email for recovering the password</text:p>
            <text:p text:style-name="P41"/>
          </table:table-cell>
          <table:table-cell table:style-name="Table1.E2" office:value-type="string">
            <text:p text:style-name="P41">6.User automatically received an email with a link for recovery of the password.</text:p>
            <text:p text:style-name="P41">7.User successfully recovers the password</text:p>
          </table:table-cell>
        </table:table-row>
        <table:table-row>
          <table:table-cell table:style-name="Table1.A2" office:value-type="string">
            <text:p text:style-name="P44">Recover password functionality – negative path</text:p>
          </table:table-cell>
          <table:table-cell table:style-name="Table1.A2" office:value-type="string">
            <text:p text:style-name="P35">User which <text:span text:style-name="T24">is not</text:span> registered can successfully recover its password</text:p>
          </table:table-cell>
          <table:table-cell table:style-name="Table1.A2" office:value-type="string">
            <text:p text:style-name="P41">the user which requests recover of password should not be registered in the database</text:p>
          </table:table-cell>
          <table:table-cell table:style-name="Table1.A2" office:value-type="string">
            <text:p text:style-name="P39">1.Navigate to <text:a xlink:type="simple" xlink:href="https://www.dnvgl.com/" text:style-name="Internet_20_link" text:visited-style-name="Visited_20_Internet_20_Link">https://www.dnvgl.com/</text:a></text:p>
            <text:p text:style-name="P39"/>
            <text:p text:style-name="P39"><text:span text:style-name="T24">2</text:span>.Click on <text:span text:style-name="T24">Sign In</text:span> button</text:p>
            <text:p text:style-name="P39"/>
            <text:p text:style-name="P42">3.Click link ‘I forgot my password’</text:p>
            <text:p text:style-name="P42"/>
            <text:p text:style-name="P42">4.<text:span text:style-name="T25">Click ‘Submit’ without filling in anything</text:span></text:p>
            <text:p text:style-name="P42"/>
            <text:p text:style-name="P44">5.Fill in <text:span text:style-name="T24">username or email </text:span>with characters ‘jsijwidjidwwe’</text:p>
            <text:p text:style-name="P44"/>
            <text:p text:style-name="P44">6.Fill in <text:span text:style-name="T24">username or email </text:span>just with digits ‘33333449449’</text:p>
            <text:p text:style-name="P44"/>
            <text:p text:style-name="P44">7.Fill in <text:span text:style-name="T24">username or email </text:span>just with symbols ‘···””·$$·%$%$%·%$’</text:p>
          </table:table-cell>
          <table:table-cell table:style-name="Table1.E2" office:value-type="string">
            <text:p text:style-name="P44">4.User is kept on the same page</text:p>
            <text:p text:style-name="P44"/>
            <text:p text:style-name="P44">5.Expected message: ‘No email or username found for ‘ jsijwidjidwwe’</text:p>
            <text:p text:style-name="P44"/>
            <text:p text:style-name="P44">6.Expected message: ‘No email or username found for ‘ 33333449449’. Username or email has to contain letters.</text:p>
            <text:p text:style-name="P44"/>
            <text:p text:style-name="P44">7.Expected message: ‘No email or username found for ‘ ‘···””·$$·%$%$%·%$’’. Username or email has to contain letters.</text:p>
          </table:table-cell>
        </table:table-row>
        <table:table-row>
          <table:table-cell table:style-name="Table1.A2" office:value-type="string">
            <text:p text:style-name="P44">Search items functionality – <text:span text:style-name="T26">happy path</text:span></text:p>
          </table:table-cell>
          <table:table-cell table:style-name="Table1.A2" office:value-type="string">
            <text:p text:style-name="P44">User is able to search for different items</text:p>
          </table:table-cell>
          <table:table-cell table:style-name="Table1.A2" office:value-type="string">
            <text:p text:style-name="P44"/>
            <text:p text:style-name="P44"/>
          </table:table-cell>
          <table:table-cell table:style-name="Table1.A2" office:value-type="string">
            <text:p text:style-name="P39">1.Navigate to <text:a xlink:type="simple" xlink:href="https://www.dnvgl.com/" text:style-name="Internet_20_link" text:visited-style-name="Visited_20_Internet_20_Link">https://www.dnvgl.com/</text:a></text:p>
            <text:p text:style-name="P44">2.Click on ‘Open Search’ icon </text:p>
            <text:p text:style-name="P44">3.Search for ‘digital’ word</text:p>
            <text:p text:style-name="P44">4.<text:span text:style-name="T26">While</text:span> ‘Show all’ button <text:span text:style-name="T26">is visible, click </text:span><text:soft-page-break/><text:span text:style-name="T26">this button</text:span></text:p>
            <text:p text:style-name="P44">5.Select a random <text:span text:style-name="T26">link from all links shown in the search link</text:span></text:p>
            <text:p text:style-name="P44"/>
          </table:table-cell>
          <table:table-cell table:style-name="Table1.E2" office:value-type="string">
            <text:p text:style-name="P48">3.Expected topics are displayed on the page</text:p>
            <text:p text:style-name="P48">4.More links related are loaded in the page</text:p>
            <text:p text:style-name="P48">5.User is <text:soft-page-break/>redirected to the expected page</text:p>
          </table:table-cell>
        </table:table-row>
        <table:table-row>
          <table:table-cell table:style-name="Table1.A2" office:value-type="string">
            <text:p text:style-name="P45">Search items functionality – <text:span text:style-name="T26">negative path</text:span></text:p>
          </table:table-cell>
          <table:table-cell table:style-name="Table1.A2" office:value-type="string">
            <text:p text:style-name="P48">User is searching for un-related topics or filling in unexpected characters in the search </text:p>
          </table:table-cell>
          <table:table-cell table:style-name="Table1.A2" office:value-type="string">
            <text:p text:style-name="P44"/>
          </table:table-cell>
          <table:table-cell table:style-name="Table1.A2" office:value-type="string">
            <text:p text:style-name="P45"><text:span text:style-name="T21">1.Navigate to </text:span><text:a xlink:type="simple" xlink:href="https://www.dnvgl.com/" text:style-name="Internet_20_link" text:visited-style-name="Visited_20_Internet_20_Link"><text:span text:style-name="T21">https://www.dnvgl.com/</text:span></text:a></text:p>
            <text:p text:style-name="P45">2.Click on ‘Open Search’ icon </text:p>
            <text:p text:style-name="P45">3.Search for ‘94595494590549054905095459054905905490’ </text:p>
            <text:p text:style-name="P45"><text:span text:style-name="T26"><text:s/></text:span></text:p>
          </table:table-cell>
          <table:table-cell table:style-name="Table1.E2" office:value-type="string">
            <text:p text:style-name="P48">No result found. ‘Maybe you are looking for … ‘ is displayed on the page.</text:p>
          </table:table-cell>
        </table:table-row>
        <table:table-row>
          <table:table-cell table:style-name="Table1.A2" office:value-type="string">
            <text:p text:style-name="P48">Language functionality </text:p>
          </table:table-cell>
          <table:table-cell table:style-name="Table1.A2" office:value-type="string">
            <text:p text:style-name="P48">Website is functional when it is used in other language than english </text:p>
          </table:table-cell>
          <table:table-cell table:style-name="Table1.A2" office:value-type="string">
            <text:p text:style-name="P5"/>
          </table:table-cell>
          <table:table-cell table:style-name="Table1.A2" office:value-type="string">
            <text:p text:style-name="P45"><text:span text:style-name="T21">1.Navigate to </text:span><text:a xlink:type="simple" xlink:href="https://www.dnvgl.com/" text:style-name="Internet_20_link" text:visited-style-name="Visited_20_Internet_20_Link"><text:span text:style-name="T21">https://www.dnvgl.com/</text:span></text:a></text:p>
            <text:p text:style-name="P45">2.Click on ‘<text:span text:style-name="T27">Global</text:span>’ icon </text:p>
            <text:p text:style-name="P49">3.Select a random option from the languages drop-down</text:p>
            <text:p text:style-name="P49">4.In the local website, select random section from the top of the page</text:p>
            <text:p text:style-name="P49"/>
          </table:table-cell>
          <table:table-cell table:style-name="Table1.E2" office:value-type="string">
            <text:p text:style-name="P49">3.User is redirected to the expected local website</text:p>
            <text:p text:style-name="P49"><text:s/>Language of the website is the one selected in the drop-down</text:p>
            <text:p text:style-name="P49">4.User is redirected to the expected page</text:p>
            <text:p text:style-name="P49"/>
          </table:table-cell>
        </table:table-row>
        <table:table-row>
          <table:table-cell table:style-name="Table1.A2" office:value-type="string">
            <text:p text:style-name="P49">Language functionality + login functionality</text:p>
          </table:table-cell>
          <table:table-cell table:style-name="Table1.A2" office:value-type="string">
            <text:p text:style-name="P49">User can log in also in a local website (different language)</text:p>
          </table:table-cell>
          <table:table-cell table:style-name="Table1.A2" office:value-type="string">
            <text:p text:style-name="P57">user must already be registered with an email address and password</text:p>
          </table:table-cell>
          <table:table-cell table:style-name="Table1.A2" office:value-type="string">
            <text:p text:style-name="P46"><text:span text:style-name="T21">1.Navigate to </text:span><text:a xlink:type="simple" xlink:href="https://www.dnvgl.com/" text:style-name="Internet_20_link" text:visited-style-name="Visited_20_Internet_20_Link"><text:span text:style-name="T21">https://www.dnvgl.com/</text:span></text:a></text:p>
            <text:p text:style-name="P46">2.Click on ‘<text:span text:style-name="T27">Global</text:span>’ icon </text:p>
            <text:p text:style-name="P49">3.Select a random option from the languages drop-down</text:p>
            <text:p text:style-name="P49">4.In the local website, click on ‘Login’ button </text:p>
            <text:p text:style-name="P49"/>
            <text:p text:style-name="P40"><text:span text:style-name="T27">5</text:span>.Fill in already registered email</text:p>
            <text:p text:style-name="P40"/>
            <text:p text:style-name="P40"><text:span text:style-name="T27">6</text:span>.Fill in correct password</text:p>
            <text:p text:style-name="P40"/>
            <text:p text:style-name="P40"><text:span text:style-name="T27">7</text:span>.Click Log In button</text:p>
            <text:p text:style-name="P49"><text:soft-page-break/></text:p>
          </table:table-cell>
          <table:table-cell table:style-name="Table1.E2" office:value-type="string">
            <text:p text:style-name="P49">4.User is redirected successfully to the login page</text:p>
            <text:p text:style-name="P49">5.Login page has the expected language in the page (it does not have!) </text:p>
            <text:p text:style-name="P49">7.User can successfully login</text:p>
          </table:table-cell>
        </table:table-row>
        <table:table-row>
          <table:table-cell table:style-name="Table1.A2" office:value-type="string">
            <text:p text:style-name="P8">L<text:span text:style-name="T28">OGO link functionality</text:span></text:p>
          </table:table-cell>
          <table:table-cell table:style-name="Table1.A2" office:value-type="string">
            <text:p text:style-name="P50"><text:span text:style-name="T28">LOGO</text:span> redirects user to the main page</text:p>
          </table:table-cell>
          <table:table-cell table:style-name="Table1.A2" office:value-type="string">
            <text:p text:style-name="P5"/>
          </table:table-cell>
          <table:table-cell table:style-name="Table1.A2" office:value-type="string">
            <text:p text:style-name="P47"><text:span text:style-name="T21">1.Navigate to </text:span><text:a xlink:type="simple" xlink:href="https://www.dnvgl.com/" text:style-name="Internet_20_link" text:visited-style-name="Visited_20_Internet_20_Link"><text:span text:style-name="T21">https://www.dnvgl.com/</text:span></text:a></text:p>
            <text:p text:style-name="P51">2.Expand any random option from the top sections </text:p>
            <text:p text:style-name="P51">3.Select random option from the popup expanded</text:p>
            <text:p text:style-name="P51">4.Click on LOGO button ‘DNV-GL’</text:p>
            <text:p text:style-name="P51"/>
            <text:p text:style-name="P51"/>
          </table:table-cell>
          <table:table-cell table:style-name="Table1.E2" office:value-type="string">
            <text:p text:style-name="P51">3. User is redirected successfully to a different page</text:p>
            <text:p text:style-name="P51">4.User is successfully redirected to the mail page</text:p>
          </table:table-cell>
        </table:table-row>
        <table:table-row>
          <table:table-cell table:style-name="Table1.A2" office:value-type="string">
            <text:p text:style-name="P8">‘TO THE TOP’ button redirects user to the top part of the page </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7"><text:span text:style-name="T21">1.Navigate to </text:span><text:a xlink:type="simple" xlink:href="https://www.dnvgl.com/" text:style-name="Internet_20_link" text:visited-style-name="Visited_20_Internet_20_Link"><text:span text:style-name="T21">https://www.dnvgl.com/</text:span></text:a></text:p>
            <text:p text:style-name="P51">2.Scroll to the bottom of the page</text:p>
            <text:p text:style-name="P51">3.Click on ‘TO THE TOP’ button</text:p>
          </table:table-cell>
          <table:table-cell table:style-name="Table1.E2" office:value-type="string">
            <text:p text:style-name="P51">4.Link redirects user to the top of the main page</text:p>
          </table:table-cell>
        </table:table-row>
        <table:table-row>
          <table:table-cell table:style-name="Table1.A2" office:value-type="string">
            <text:p text:style-name="P8">Links in <text:span text:style-name="T28">bottom page (About us,contact)</text:span></text:p>
          </table:table-cell>
          <table:table-cell table:style-name="Table1.A2" office:value-type="string">
            <text:p text:style-name="P51">All links from the bottom of the page redirects user to the expected website</text:p>
          </table:table-cell>
          <table:table-cell table:style-name="Table1.A2" office:value-type="string">
            <text:p text:style-name="P5"/>
          </table:table-cell>
          <table:table-cell table:style-name="Table1.A2" office:value-type="string">
            <text:p text:style-name="P5">-</text:p>
          </table:table-cell>
          <table:table-cell table:style-name="Table1.E2" office:value-type="string">
            <text:p text:style-name="P51">Link redirects user to expected page</text:p>
          </table:table-cell>
        </table:table-row>
        <table:table-row>
          <table:table-cell table:style-name="Table1.A2" office:value-type="string">
            <text:p text:style-name="P51">Links in the top page (sectors, services, insights, about us)</text:p>
          </table:table-cell>
          <table:table-cell table:style-name="Table1.A2" office:value-type="string">
            <text:p text:style-name="P51">All links from the bottom of the page redirects user to the expected website</text:p>
          </table:table-cell>
          <table:table-cell table:style-name="Table1.A2" office:value-type="string">
            <text:p text:style-name="P5"/>
          </table:table-cell>
          <table:table-cell table:style-name="Table1.A2" office:value-type="string">
            <text:p text:style-name="P5">-</text:p>
            <text:p text:style-name="P5"/>
          </table:table-cell>
          <table:table-cell table:style-name="Table1.E2" office:value-type="string">
            <text:p text:style-name="P51">Link redirects user to expected page</text:p>
          </table:table-cell>
        </table:table-row>
        <table:table-row>
          <table:table-cell table:style-name="Table1.A2" office:value-type="string">
            <text:p text:style-name="P7">‘<text:span text:style-name="T10">FOLLOW US ON SOCIAL MEDIA’ links </text:span></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7"><text:span text:style-name="T21">1.Navigate to </text:span><text:a xlink:type="simple" xlink:href="https://www.dnvgl.com/" text:style-name="Internet_20_link" text:visited-style-name="Visited_20_Internet_20_Link"><text:span text:style-name="T21">https://www.dnvgl.com/</text:span></text:a></text:p>
            <text:p text:style-name="P51">2.Scroll to the bottom of the page</text:p>
            <text:p text:style-name="P53"><text:span text:style-name="T19">3.Click on random button from section ‘</text:span><text:span text:style-name="T29">FOLLOW US ON SOCIAL MEDIA</text:span><text:span text:style-name="T19">’ </text:span></text:p>
          </table:table-cell>
          <table:table-cell table:style-name="Table1.E2" office:value-type="string">
            <text:p text:style-name="P51">3.Another tab is opened with expected link </text:p>
          </table:table-cell>
        </table:table-row>
      </table:table>
      <text:p text:style-name="P14"/>
      <text:p text:style-name="P14"/>
      <text:p text:style-name="P14"/>
      <text:p text:style-name="P14"/>
      <text:p text:style-name="P14"/>
      <text:p text:style-name="P14"><text:soft-page-break/>PS: I did not mention the expected results in the table mostly because test cases are very basic and the expected results can be easily understood from the description of the test case.</text:p>
      <text:p text:style-name="P15"/>
      <text:p text:style-name="P15"/>
      <text:p text:style-name="P16"><text:span text:style-name="T2">Important</text:span>: <text:span text:style-name="T12"><text:s/></text:span></text:p>
      <text:list xml:id="list733200566" text:style-name="L1">
        <text:list-item>
          <text:p text:style-name="P22"><text:span text:style-name="T3">Compatibility Testing </text:span><text:span text:style-name="T12">needed in order to to verify all those test cases in different types of browsers</text:span></text:p>
        </text:list-item>
        <text:list-item>
          <text:p text:style-name="P31"><text:span text:style-name="T13">Mobile Responsive Test </text:span><text:span text:style-name="T12">to verify that website is responsive and friendly on a mobile device</text:span></text:p>
          <text:p text:style-name="P23"/>
        </text:list-item>
      </text:list>
      <text:p text:style-name="P14"/>
      <text:p text:style-name="P19"><text:span text:style-name="T2">NOTES</text:span>:</text:p>
      <text:p text:style-name="P32"><text:span text:style-name="T17">I.</text:span></text:p>
      <text:p text:style-name="P32"><text:span text:style-name="T15">I </text:span><text:span text:style-name="T17">navigated</text:span><text:span text:style-name="T15"> to page </text:span><text:a xlink:type="simple" xlink:href="https://fsext1.dnv.com/adfs/ls/?wa=wsignin1.0&amp;wtrealm=https%3A%2F%2Fmy.dnvgl.com%2F&amp;wctx=rm%3D0%26id%3Dpassive%26ru%3D%252f%253f_ga%253d2.256799055.573099111.1567777430-1769592469.1567777430&amp;wct=2019-09-06T14%3A22%3A26Z&amp;RedirectToIdentityProvider=http%3A%2F%2Ffsext1.dnv.com%2Fadfs%2Fservices%2Ftrust" text:style-name="Internet_20_link" text:visited-style-name="Visited_20_Internet_20_Link"><text:span text:style-name="T14">https://fsext1.dnv.com/adfs/ls/?wa=wsignin1.0&amp;wtrealm=https%3a%2f%2fmy.dnvgl.com%2f&amp;wctx=rm%3d0%26id%3dpassive%26ru%3d%252f%253f_ga%253d2.256799055.573099111.1567777430-1769592469.1567777430&amp;wct=2019-09-06T14%3a22%3a26Z&amp;RedirectToIdentityProvider=http%3a%2f%2ffsext1.dnv.com%2fadfs%2fservices%2ftrust</text:span></text:a><text:span text:style-name="T14"> and I could not get a way </text:span><text:span text:style-name="T15">(a website’s link)</text:span><text:span text:style-name="T14"> to </text:span><text:span text:style-name="T15">help m </text:span><text:span text:style-name="T14">navigate back to the main page </text:span><text:a xlink:type="simple" xlink:href="http://www.dnvgl.com/" text:style-name="Internet_20_link" text:visited-style-name="Visited_20_Internet_20_Link"><text:span text:style-name="T14">www.dnvgl.com</text:span></text:a><text:span text:style-name="T14"> </text:span><text:span text:style-name="T16">(excluding using the back button of the browser of course).</text:span></text:p>
      <text:p text:style-name="P17"><text:span text:style-name="T11">I wonder if</text:span> it is just my lack of knowledge in the complexity of the website <text:span text:style-name="T11">or does not make sense for the business.</text:span></text:p>
      <text:p text:style-name="P18"/>
      <text:p text:style-name="P19">II. Unexpected behavior:</text:p>
      <text:p text:style-name="P21">Steps:</text:p>
      <text:p text:style-name="P13"><text:span text:style-name="T15">1.</text:span><text:span text:style-name="T14">Go to main page: </text:span><text:a xlink:type="simple" xlink:href="https://www.dnvgl.com/" text:style-name="Internet_20_link" text:visited-style-name="Visited_20_Internet_20_Link"><text:span text:style-name="T14">https://www.dnvgl.com/</text:span></text:a><text:span text:style-name="T14">#</text:span></text:p>
      <text:p text:style-name="P18"><text:span text:style-name="T11">2.</text:span>Click on ‘Global’ link </text:p>
      <text:p text:style-name="P15">3.Try to expand any of the main columns (Sectors, Services…)</text:p>
      <text:p text:style-name="P15"/>
      <text:p text:style-name="P20">Actual: The column is automatically closing when hovering over the expanded topic</text:p>
      <text:p text:style-name="P29"><text:span text:style-name="T31">Expected</text:span>: The column is <text:span text:style-name="T31">kept expanded</text:span> <text:span text:style-name="T31">while user is</text:span> hovering over <text:span text:style-name="T31">it</text:span></text:p>
      <text:p text:style-name="P27">III <text:span text:style-name="T20">Unexpected behavior:</text:span></text:p>
      <text:p text:style-name="P46"><text:span text:style-name="T21">1.Navigate to </text:span><text:a xlink:type="simple" xlink:href="https://www.dnvgl.com/" text:style-name="Internet_20_link" text:visited-style-name="Visited_20_Internet_20_Link"><text:span text:style-name="T21">https://www.dnvgl.com/</text:span></text:a></text:p>
      <text:p text:style-name="P46">2.Click on ‘<text:span text:style-name="T27">Global</text:span>’ icon </text:p>
      <text:p text:style-name="P49">3.Select a random option from the languages drop-down (Spanish/<text:span text:style-name="T28">French</text:span>)</text:p>
      <text:p text:style-name="P49">4.In the local website, click on ‘Login’ button </text:p>
      <text:p text:style-name="P49"/>
      <text:p text:style-name="P28">Actual: The <text:span text:style-name="T27">Login website does not change the language automatically</text:span></text:p>
      <text:p text:style-name="P28"><text:s/></text:p>
      <text:p text:style-name="P30">Expected:<text:span text:style-name="T11"> </text:span>Login website it´s in the language that user previously selected for the local website</text:p>
      <text:p text:style-name="P28"><text:s/></text:p>
      <text:p text:style-name="P14"/>
      <text:list xml:id="list2900168809" text:style-name="L2">
        <text:list-header>
          <text:p text:style-name="P2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venir Next W10 Demi" svg:font-family="'Avenir Next W10 Demi', Georgia"/>
    <style:font-face style:name="Liberation Serif" svg:font-family="'Liberation Serif'" style:font-family-generic="roman" style:font-pitch="variable"/>
    <style:font-face style:name="Menlo-Regular" svg:font-family="Menlo-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6T16:02:51.552968000</meta:creation-date>
    <dc:date>2019-09-08T13:57:48.064741000</dc:date>
    <meta:editing-duration>PT33M18S</meta:editing-duration>
    <meta:editing-cycles>5</meta:editing-cycles>
    <meta:generator>LibreOffice/5.4.4.2$MacOSX_X86_64 LibreOffice_project/2524958677847fb3bb44820e40380acbe820f960</meta:generator>
    <meta:document-statistic meta:table-count="1" meta:image-count="0" meta:object-count="0" meta:page-count="6" meta:paragraph-count="166" meta:word-count="1161" meta:character-count="7586" meta:non-whitespace-character-count="6538"/>
  </office:meta>
</office:document-meta>
</file>